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ad322" officeooo:paragraph-rsid="002ad322"/>
    </style:style>
    <style:style style:name="P8" style:family="paragraph" style:parent-style-name="Text_20_body">
      <style:text-properties officeooo:rsid="002b912a" officeooo:paragraph-rsid="002b912a"/>
    </style:style>
    <style:style style:name="P9" style:family="paragraph" style:parent-style-name="Heading_20_4">
      <style:paragraph-properties fo:break-before="page"/>
      <style:text-properties officeooo:rsid="002b912a" officeooo:paragraph-rsid="002ad322"/>
    </style:style>
    <style:style style:name="P10" style:family="paragraph" style:parent-style-name="Text_20_body" style:list-style-name="L1">
      <style:text-properties officeooo:rsid="002b912a" officeooo:paragraph-rsid="002b912a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b912a" style:font-style-asian="italic" style:font-style-complex="italic"/>
    </style:style>
    <style:style style:name="T4" style:family="text">
      <style:text-properties officeooo:rsid="002b912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9" text:outline-level="4">Go Programming Language</text:h>
      <text:p text:style-name="P7">Should <text:span text:style-name="T2">$PROJECT_</text:span><text:span text:style-name="T3">GO</text:span> is set to its source directory in <text:span text:style-name="T2">CONFIG.toml</text:span> (default is “<text:span text:style-name="T2">src</text:span><text:span text:style-name="T3">GO</text:span><text:span text:style-name="T2">/</text:span>”<text:span text:style-name="T4">)</text:span>, AutomataCI shall <text:span text:style-name="T4">download and setup Go compiler directly from its official website (</text:span><text:a xlink:type="simple" xlink:href="https://go.dev/doc/install" text:style-name="Internet_20_link" text:visited-style-name="Visited_20_Internet_20_Link"><text:span text:style-name="T4">https://go.dev/doc/install</text:span></text:a><text:span text:style-name="T4">) and setup a virtual environment.</text:span></text:p>
      <text:p text:style-name="P8">Duly noted however is that the “virtual environment” is an AutomataCI specific approach adopted from other programming languages practice for grouping all the packages used in the Project in 1 location for auditing and housekeeping purposes.</text:p>
      <text:p text:style-name="P8"><text:bookmark-start text:name="__DdeLink__313_1685616723"/>The default Setup CI job shall setup the following toolkit:</text:p>
      <text:list text:style-name="L1">
        <text:list-item>
          <text:p text:style-name="P10"><text:span text:style-name="T2">$PROJECT_PATH_ROOT/$PROJECT_PATH_TOOLS/go-root</text:span> (compiler)</text:p>
        </text:list-item>
        <text:list-item>
          <text:p text:style-name="P10"><text:span text:style-name="T2">$PROJECT_PATH_ROOT/$PROJECT_PATH_TOOLS/go-engine</text:span> (virtual environment)<text:bookmark-end text:name="__DdeLink__313_1685616723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2H59M53S</meta:editing-duration>
    <meta:editing-cycles>36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8:49:12.747845220</dc:date>
    <dc:creator>Kean Ho Chew</dc:creator>
    <meta:document-statistic meta:table-count="0" meta:image-count="0" meta:object-count="0" meta:page-count="1" meta:paragraph-count="11" meta:word-count="115" meta:character-count="864" meta:non-whitespace-character-count="763"/>
    <meta:template xlink:type="simple" xlink:actuate="onRequest" xlink:title="Official Book" xlink:href="../../templates/Book.ott" meta:date="2023-11-17T20:33:17.245827505"/>
  </office:meta>
</office:document-meta>
</file>